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lfaen" svg:font-family="Sylfaen" style:font-family-generic="roman" style:font-pitch="variable"/>
    <style:font-face style:name="Sylfaen1" svg:font-family="Sylfae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P3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5" style:family="paragraph" style:parent-style-name="Standard" style:list-style-name="WWNum10"/>
    <style:style style:name="P6" style:family="paragraph" style:parent-style-name="Standard" style:list-style-name="WWNum11"/>
    <style:style style:name="P7" style:family="paragraph" style:parent-style-name="Standard" style:list-style-name="WWNum12"/>
    <style:style style:name="P8" style:family="paragraph" style:parent-style-name="Standard" style:list-style-name="WWNum12">
      <style:text-properties officeooo:paragraph-rsid="0017bb0b"/>
    </style:style>
    <style:style style:name="P9" style:family="paragraph" style:parent-style-name="Standard" style:list-style-name="WWNum14"/>
    <style:style style:name="P10" style:family="paragraph" style:parent-style-name="Standard" style:list-style-name="WWNum14">
      <style:text-properties officeooo:paragraph-rsid="0017bb0b"/>
    </style:style>
    <style:style style:name="P11" style:family="paragraph" style:parent-style-name="Standard" style:list-style-name="WWNum16"/>
    <style:style style:name="P12" style:family="paragraph" style:parent-style-name="Standard">
      <style:text-properties officeooo:paragraph-rsid="0017bb0b"/>
    </style:style>
    <style:style style:name="P13" style:family="paragraph" style:parent-style-name="Standard" style:list-style-name="WWNum15">
      <style:text-properties officeooo:rsid="001827f3" officeooo:paragraph-rsid="001827f3"/>
    </style:style>
    <style:style style:name="P14" style:family="paragraph" style:parent-style-name="Standard" style:list-style-name="WWNum16">
      <style:text-properties officeooo:rsid="001827f3" officeooo:paragraph-rsid="001827f3"/>
    </style:style>
    <style:style style:name="P15" style:family="paragraph" style:parent-style-name="Standard">
      <style:text-properties officeooo:rsid="001827f3" officeooo:paragraph-rsid="001827f3"/>
    </style:style>
    <style:style style:name="P16" style:family="paragraph" style:parent-style-name="Standard">
      <style:paragraph-properties fo:break-before="page"/>
    </style:style>
    <style:style style:name="T1" style:family="text"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style:font-name="Arial" fo:font-size="12pt" officeooo:rsid="00128a78" style:font-size-asian="12pt" style:font-name-complex="Arial1" style:font-size-complex="12pt"/>
    </style:style>
    <style:style style:name="T4" style:family="text">
      <style:text-properties style:font-name="Arial" fo:font-size="12pt" officeooo:rsid="001827f3" style:font-size-asian="12pt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fo:font-weight="bold" officeooo:rsid="00128a78" style:font-size-asian="12pt" style:font-weight-asian="bold" style:font-name-complex="Arial1" style:font-size-complex="12pt" style:font-weight-complex="bold"/>
    </style:style>
    <style:style style:name="T7" style:family="text">
      <style:text-properties style:font-name="Arial" fo:font-size="12pt" fo:font-weight="bold" officeooo:rsid="00133de1" style:font-size-asian="12pt" style:font-weight-asian="bold" style:font-name-complex="Arial1" style:font-size-complex="12pt" style:font-weight-complex="bold"/>
    </style:style>
    <style:style style:name="T8" style:family="text">
      <style:text-properties style:font-name="Arial" fo:font-size="12pt" fo:font-weight="bold" officeooo:rsid="001429fa" style:font-size-asian="12pt" style:font-weight-asian="bold" style:font-name-complex="Arial1" style:font-size-complex="12pt" style:font-weight-complex="bold"/>
    </style:style>
    <style:style style:name="T9" style:family="text">
      <style:text-properties style:font-name="Arial" fo:font-size="12pt" fo:font-weight="bold" officeooo:rsid="0015d827" style:font-size-asian="12pt" style:font-weight-asian="bold" style:font-name-complex="Arial1" style:font-size-complex="12pt" style:font-weight-complex="bold"/>
    </style:style>
    <style:style style:name="T10" style:family="text">
      <style:text-properties style:font-name="Arial" fo:font-size="12pt" fo:font-weight="bold" officeooo:rsid="0017bb0b" style:font-size-asian="12pt" style:font-weight-asian="bold" style:font-name-complex="Arial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Le cahier des charges</text:span><text:span text:style-name="T1"/></text:p>
      <text:p text:style-name="P2" loext:marker-style-name="T1"/>
      <text:p text:style-name="P3" loext:marker-style-name="T2"/>
      <text:p text:style-name="P4" loext:marker-style-name="T5"/>
      <text:p text:style-name="Standard" loext:marker-style-name="T5"><text:span text:style-name="T5">I Présentation du projet</text:span><text:span text:style-name="T5"/></text:p>
      <text:p text:style-name="P4" loext:marker-style-name="T5"/>
      <text:list text:style-name="WWNum10">
        <text:list-item>
          <text:p text:style-name="P5" loext:marker-style-name="T2"><text:span text:style-name="T5">l’intitulé : </text:span><text:span text:style-name="T6">Boule à Zen</text:span></text:p>
        </text:list-item>
      </text:list>
      <text:p text:style-name="P3" loext:marker-style-name="T2"/>
      <text:list text:continue-numbering="true" text:style-name="WWNum10">
        <text:list-item>
          <text:p text:style-name="P5" loext:marker-style-name="T5"><text:span text:style-name="T5">L’objet : </text:span><text:span text:style-name="T6">Centre de remise en forme et de bien-être qui a pour particularité de n’employer que des personnes chauves.</text:span></text:p>
        </text:list-item>
      </text:list>
      <text:p text:style-name="Standard" loext:marker-style-name="T5"><text:span text:style-name="T5"/></text:p>
      <text:list text:continue-numbering="true" text:style-name="WWNum10">
        <text:list-item>
          <text:p text:style-name="P5" loext:marker-style-name="T2"><text:span text:style-name="T5">le commanditaire : </text:span><text:span text:style-name="T6">KOLODZIEJSKI Carl, chef de projet</text:span></text:p>
        </text:list-item>
      </text:list>
      <text:p text:style-name="P3" loext:marker-style-name="T2"/>
      <text:p text:style-name="Standard" loext:marker-style-name="T2"><text:span text:style-name="T2"><text:tab/></text:span><text:span text:style-name="T5">4) </text:span><text:span text:style-name="T6">Maîtrise</text:span><text:span text:style-name="T5"> d’œuvre</text:span><text:span text:style-name="T2"> : </text:span><text:span text:style-name="T3">GOUMZI Clément, HUGOT Antoine, KOLODZIEJSKI Carl</text:span></text:p>
      <text:p text:style-name="P3" loext:marker-style-name="T2"/>
      <text:list text:style-name="WWNum11">
        <text:list-item>
          <text:p text:style-name="P6" loext:marker-style-name="T5"><text:span text:style-name="T6">L</text:span><text:span text:style-name="T5">e contexte : </text:span><text:span text:style-name="T6">Ce projet existe pour répondre à un besoin précis. Il est important d’être en santé physiquement mais aussi mentalement, ce qui peut-être difficile dans notre société actuelle qui nous demande de vivre à un rythme souvent effréné. Nous proposons aussi des séances de kinésithérapie pour soigner les clients ayant reçu une prescription médicale.</text:span></text:p>
        </text:list-item>
      </text:list>
      <text:p text:style-name="P3" loext:marker-style-name="T2"/>
      <text:list text:continue-numbering="true" text:style-name="WWNum11">
        <text:list-item>
          <text:p text:style-name="P6" loext:marker-style-name="T5"><text:span text:style-name="T8">L</text:span><text:span text:style-name="T5">es objectifs : </text:span><text:span text:style-name="T7">Créer un salon de bien-être unique, une expérience personnalisable. Établir une clientèle fidèle et satisfaite. Réaliser un profit tout en répondant aux besoins des clients.</text:span></text:p>
        </text:list-item>
      </text:list>
      <text:p text:style-name="P3" loext:marker-style-name="T2"/>
      <text:list text:style-name="WWNum12">
        <text:list-item>
          <text:p text:style-name="P7" loext:marker-style-name="T5"><text:span text:style-name="T9">L</text:span><text:span text:style-name="T5">es enjeux : </text:span><text:span text:style-name="T9">Se démarquer tout en proposant des tarifs adaptés. Répondre aux attentes des clients. </text:span><text:span text:style-name="T10">Assurer la rentabilité de l’entreprise.</text:span></text:p>
        </text:list-item>
      </text:list>
      <text:p text:style-name="P3" loext:marker-style-name="T2"/>
      <text:list text:continue-numbering="true" text:style-name="WWNum12">
        <text:list-item>
          <text:p text:style-name="P8" loext:marker-style-name="T5"><text:span text:style-name="T5">Description de l’existant : </text:span><text:span text:style-name="T10">Suite aux analyses effectuées sur le marché du bien-être, nous observons que les entreprises ont du mal à se démarquer. Notre but sera d’offrir un service unique au client tout en proposant des prix adaptés pour pouvoir fidéliser notre clientèle.</text:span></text:p>
        </text:list-item>
      </text:list>
      <text:p text:style-name="P12" loext:marker-style-name="T5"><text:span text:style-name="T10"/></text:p>
      <text:list text:continue-numbering="true" text:style-name="WWNum12">
        <text:list-item>
          <text:p text:style-name="P8" loext:marker-style-name="T5"><text:span text:style-name="T5">Critères d’acceptabilité du projet : </text:span><text:span text:style-name="T10">Rentabilité financière, satisfaction des clients, respect des normes de qualité.</text:span></text:p>
        </text:list-item>
      </text:list>
      <text:p text:style-name="P4" loext:marker-style-name="T5"/>
      <text:p text:style-name="Standard" loext:marker-style-name="T5"><text:span text:style-name="T5">II Expression des besoins</text:span></text:p>
      <text:p text:style-name="Standard" loext:marker-style-name="T5"><text:span text:style-name="T5"/></text:p>
      <text:list text:style-name="WWNum14">
        <text:list-item>
          <text:p text:style-name="P9" loext:marker-style-name="T5"><text:span text:style-name="T5">Besoins fonctionnels : </text:span><text:span text:style-name="T10">Aménagement des locaux, équipement en matériel de spa, recrutement et formation du personnel.</text:span></text:p>
        </text:list-item>
      </text:list>
      <text:p text:style-name="Standard" loext:marker-style-name="T5"><text:span text:style-name="T10"/></text:p>
      <text:list text:continue-numbering="true" text:style-name="WWNum14">
        <text:list-item>
          <text:p text:style-name="P10" loext:marker-style-name="T5"><text:span text:style-name="T10">Be</text:span><text:span text:style-name="T5">soins non fonctionnels : </text:span><text:span text:style-name="T10">Ambiance relaxante pour pouvoir détendre nos clients, qualité des produits et des soins, accessibilité au spa pour les personnes à mobilité réduite.</text:span></text:p>
        </text:list-item>
      </text:list>
      <text:p text:style-name="Standard" loext:marker-style-name="T5"><text:span text:style-name="T5"/></text:p>
      <text:p text:style-name="P16" loext:marker-style-name="T5"><text:span text:style-name="T5">III Contraintes</text:span></text:p>
      <text:p text:style-name="P3" loext:marker-style-name="T2"/>
      <text:list text:style-name="WWNum15">
        <text:list-item>
          <text:p text:style-name="P13" loext:marker-style-name="T5"><text:span text:style-name="T5">Coûts : Prévoir un budget de …</text:span></text:p>
        </text:list-item>
        <text:list-item>
          <text:p text:style-name="P13" loext:marker-style-name="T5"><text:span text:style-name="T5">Délais : Le produit doit être délivrable début 2025.</text:span></text:p>
        </text:list-item>
      </text:list>
      <text:p text:style-name="P4" loext:marker-style-name="T5"/>
      <text:p text:style-name="P3" loext:marker-style-name="T2"/>
      <text:p text:style-name="Standard" loext:marker-style-name="T5"><text:span text:style-name="T5">Iv <text:s/>Déroulement du projet</text:span><text:span text:style-name="T5"/></text:p>
      <text:p text:style-name="P4" loext:marker-style-name="T5"/>
      <text:list text:style-name="WWNum16">
        <text:list-item>
          <text:p text:style-name="P14" loext:marker-style-name="T2"><text:span text:style-name="T2">Planification : Nous établirons un planning précis afin de répartir les tâches entre les maîtres d’œuvre</text:span></text:p>
        </text:list-item>
      </text:list>
      <text:p text:style-name="P15" loext:marker-style-name="T2"><text:span text:style-name="T2"/></text:p>
      <text:list text:continue-numbering="true" text:style-name="WWNum16">
        <text:list-item>
          <text:p text:style-name="P14" loext:marker-style-name="T2"><text:span text:style-name="T2">Jalons : Nous organiserons des réunions à chaque fin de semaine de travail pour voir à quel point en est le projet pour pouvoir se concerter sur les tâches restantes ainsi que de constater d’éventuels retards.</text:span></text:p>
        </text:list-item>
      </text:list>
      <text:p text:style-name="P15" loext:marker-style-name="T2"><text:span text:style-name="T2"/></text:p>
      <text:list text:continue-numbering="true" text:style-name="WWNum16">
        <text:list-item>
          <text:p text:style-name="P11" loext:marker-style-name="T2"><text:span text:style-name="T2">Plan d’assurance qualité : </text:span><text:span text:style-name="T4">Nous nous assurerons de la qualité des équipements commandés ainsi que de la qualification de nos employés.</text:span></text:p>
        </text:list-item>
      </text:list>
      <text:p text:style-name="P3" loext:marker-style-name="T2"/>
      <text:p text:style-name="Standard" loext:marker-style-name="T5"><text:span text:style-name="T5">V La livraison</text:span><text:span text:style-name="T5"/></text:p>
      <text:p text:style-name="Standard" loext:marker-style-name="T2"><text:span text:style-name="T2">- documentation</text:span><text:span text:style-name="T2"/></text:p>
      <text:p text:style-name="Standard" loext:marker-style-name="T2"><text:span text:style-name="T2">- formation</text:span><text:span text:style-name="T2"/></text:p>
      <text:p text:style-name="P3" loext:marker-style-name="T2"/>
      <text:p text:style-name="P4" loext:marker-style-name="T5"/>
      <text:p text:style-name="P3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lfaen" svg:font-family="Sylfaen" style:font-family-generic="roman" style:font-pitch="variable"/>
    <style:font-face style:name="Sylfaen1" svg:font-family="Sylfae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MS Mincho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fr" fo:country="FR" style:letter-kerning="false" style:font-name-asian="MS Mincho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language-asian="fr" style:country-asian="FR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language-asian="fr" style:country-asian="FR" style:font-weight-asian="bold" style:font-size-complex="14pt" style:font-weight-complex="bold"/>
    </style:style>
    <style:style style:name="Style5" style:family="paragraph" style:parent-style-name="Standard">
      <style:paragraph-properties fo:line-height="0.485cm" fo:text-align="justify" style:justify-single-word="false" fo:orphans="0" fo:widows="0"/>
      <style:text-properties style:font-name="Century Gothic" fo:font-family="'Century Gothic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6" style:family="paragraph" style:parent-style-name="Standard">
      <style:paragraph-properties fo:orphans="0" fo:widows="0"/>
      <style:text-properties style:font-name="Century Gothic" fo:font-family="'Century Gothic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7" style:family="paragraph" style:parent-style-name="Standard">
      <style:paragraph-properties fo:line-height="0.39cm" fo:orphans="0" fo:widows="0" fo:text-indent="-0.415cm" style:auto-text-indent="false"/>
      <style:text-properties style:font-name="Century Gothic" fo:font-family="'Century Gothic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3" style:family="paragraph" style:parent-style-name="Standard">
      <style:paragraph-properties fo:line-height="0.512cm" fo:text-align="justify" style:justify-single-word="false" fo:orphans="0" fo:widows="0"/>
      <style:text-properties style:font-name="Arial Narrow" fo:font-family="'Arial Narrow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10" style:family="paragraph" style:parent-style-name="Standard">
      <style:paragraph-properties fo:orphans="0" fo:widows="0"/>
      <style:text-properties style:font-name="Arial Narrow" fo:font-family="'Arial Narrow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2" style:family="paragraph" style:parent-style-name="Standard">
      <style:paragraph-properties fo:line-height="0.399cm" fo:text-align="justify" style:justify-single-word="false" fo:orphans="0" fo:widows="0"/>
      <style:text-properties style:font-name="Century Gothic" fo:font-family="'Century Gothic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8" style:family="paragraph" style:parent-style-name="Standard">
      <style:paragraph-properties fo:line-height="0.49cm" fo:text-align="justify" style:justify-single-word="false" fo:orphans="0" fo:widows="0"/>
      <style:text-properties style:font-name="Century Gothic" fo:font-family="'Century Gothic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4" style:family="paragraph" style:parent-style-name="Standard">
      <style:paragraph-properties fo:line-height="0.487cm" fo:text-align="justify" style:justify-single-word="false" fo:orphans="0" fo:widows="0"/>
      <style:text-properties style:font-name="Arial Narrow" fo:font-family="'Arial Narrow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11" style:family="paragraph" style:parent-style-name="Standard">
      <style:paragraph-properties fo:line-height="0.425cm" fo:orphans="0" fo:widows="0" fo:text-indent="-0.542cm" style:auto-text-indent="false"/>
      <style:text-properties style:font-name="Arial Narrow" fo:font-family="'Arial Narrow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12" style:family="paragraph" style:parent-style-name="Standard">
      <style:paragraph-properties fo:orphans="0" fo:widows="0"/>
      <style:text-properties style:font-name="Arial Narrow" fo:font-family="'Arial Narrow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1" style:family="paragraph" style:parent-style-name="Standard">
      <style:paragraph-properties fo:orphans="0" fo:widows="0"/>
      <style:text-properties style:font-name="Verdana" fo:font-family="Verdana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/>
    </style:style>
    <style:style style:name="Balloon_20_Text" style:display-name="Balloon Text" style:family="paragraph" style:parent-style-name="Standard" loext:linked-style-name="Texte_20_de_20_bulles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_20__28_WW_29_" style:display-name="Default Paragraph Font (WW)" style:family="text"/>
    <style:style style:name="Font_20_Style14" style:display-name="Font Style14" style:family="text" style:parent-style-name="Default_20_Paragraph_20_Font_20__28_WW_29_">
      <style:text-properties style:font-name="Sylfaen" fo:font-family="Sylfaen" style:font-family-generic="roman" style:font-pitch="variable" fo:font-size="10pt" style:font-size-asian="10pt" style:font-name-complex="Sylfaen1" style:font-family-complex="Sylfaen" style:font-family-generic-complex="system" style:font-pitch-complex="variable" style:font-size-complex="10pt"/>
    </style:style>
    <style:style style:name="Font_20_Style15" style:display-name="Font Style15" style:family="text" style:parent-style-name="Default_20_Paragraph_20_Font_20__28_WW_29_">
      <style:text-properties style:font-name="Century Gothic" fo:font-family="'Century Gothic'" style:font-family-generic="roman" style:font-pitch="variable" fo:font-size="10pt" fo:font-weight="bold" style:font-size-asian="10pt" style:font-weight-asian="bold" style:font-name-complex="Century Gothic1" style:font-family-complex="'Century Gothic'" style:font-family-generic-complex="system" style:font-pitch-complex="variable" style:font-size-complex="10pt" style:font-weight-complex="bold"/>
    </style:style>
    <style:style style:name="Font_20_Style16" style:display-name="Font Style16" style:family="text" style:parent-style-name="Default_20_Paragraph_20_Font_20__28_WW_29_">
      <style:text-properties style:font-name="Sylfaen" fo:font-family="Sylfaen" style:font-family-generic="roman" style:font-pitch="variable" fo:font-size="7pt" fo:font-weight="bold" style:font-size-asian="7pt" style:font-weight-asian="bold" style:font-name-complex="Sylfaen1" style:font-family-complex="Sylfaen" style:font-family-generic-complex="system" style:font-pitch-complex="variable" style:font-size-complex="7pt" style:font-weight-complex="bold"/>
    </style:style>
    <style:style style:name="Font_20_Style19" style:display-name="Font Style19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22" style:display-name="Font Style22" style:family="text" style:parent-style-name="Default_20_Paragraph_20_Font_20__28_WW_29_">
      <style:text-properties style:font-name="Arial Narrow" fo:font-family="'Arial Narrow'" style:font-family-generic="roman" style:font-pitch="variable" fo:font-size="7pt" style:font-size-asian="7pt" style:font-name-complex="Arial Narrow1" style:font-family-complex="'Arial Narrow'" style:font-family-generic-complex="system" style:font-pitch-complex="variable" style:font-size-complex="7pt"/>
    </style:style>
    <style:style style:name="Font_20_Style12" style:display-name="Font Style12" style:family="text" style:parent-style-name="Default_20_Paragraph_20_Font_20__28_WW_29_">
      <style:text-properties style:font-name="Century Gothic" fo:font-family="'Century Gothic'" style:font-family-generic="roman" style:font-pitch="variable" fo:font-size="8pt" style:font-size-asian="8pt" style:font-name-complex="Century Gothic1" style:font-family-complex="'Century Gothic'" style:font-family-generic-complex="system" style:font-pitch-complex="variable" style:font-size-complex="8pt"/>
    </style:style>
    <style:style style:name="Font_20_Style13" style:display-name="Font Style13" style:family="text" style:parent-style-name="Default_20_Paragraph_20_Font_20__28_WW_29_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Font_20_Style20" style:display-name="Font Style20" style:family="text" style:parent-style-name="Default_20_Paragraph_20_Font_20__28_WW_29_">
      <style:text-properties style:font-name="Century Gothic" fo:font-family="'Century Gothic'" style:font-family-generic="roman" style:font-pitch="variable" fo:font-size="21pt" fo:letter-spacing="-0.035cm" fo:font-style="italic" fo:font-weight="bold" style:font-size-asian="21pt" style:font-style-asian="italic" style:font-weight-asian="bold" style:font-name-complex="Century Gothic1" style:font-family-complex="'Century Gothic'" style:font-family-generic-complex="system" style:font-pitch-complex="variable" style:font-size-complex="21pt" style:font-style-complex="italic" style:font-weight-complex="bold" style:text-scale="60%"/>
    </style:style>
    <style:style style:name="Font_20_Style21" style:display-name="Font Style21" style:family="text" style:parent-style-name="Default_20_Paragraph_20_Font_20__28_WW_29_">
      <style:text-properties style:font-name="Century Gothic" fo:font-family="'Century Gothic'" style:font-family-generic="roman" style:font-pitch="variable" fo:font-size="8pt" style:font-size-asian="8pt" style:font-name-complex="Century Gothic1" style:font-family-complex="'Century Gothic'" style:font-family-generic-complex="system" style:font-pitch-complex="variable" style:font-size-complex="8pt"/>
    </style:style>
    <style:style style:name="Font_20_Style23" style:display-name="Font Style23" style:family="text" style:parent-style-name="Default_20_Paragraph_20_Font_20__28_WW_29_">
      <style:text-properties style:font-name="Times New Roman" fo:font-family="'Times New Roman'" style:font-family-generic="roman" style:font-pitch="variable" fo:font-size="22pt" fo:font-weight="bold" style:font-size-asian="22pt" style:font-weight-asian="bold" style:font-name-complex="Times New Roman1" style:font-family-complex="'Times New Roman'" style:font-family-generic-complex="system" style:font-pitch-complex="variable" style:font-size-complex="22pt" style:font-weight-complex="bold"/>
    </style:style>
    <style:style style:name="Font_20_Style24" style:display-name="Font Style24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1" style:display-name="Font Style11" style:family="text" style:parent-style-name="Default_20_Paragraph_20_Font_20__28_WW_29_">
      <style:text-properties style:font-name="Verdana" fo:font-family="Verdana" style:font-family-generic="roman" style:font-pitch="variable" fo:font-size="10pt" style:font-size-asian="10pt" style:font-name-complex="Verdana1" style:font-family-complex="Verdana" style:font-family-generic-complex="system" style:font-pitch-complex="variable" style:font-size-complex="10pt"/>
    </style:style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_20__28_WW_29_"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Pied_20_de_20_page_20_Car" style:display-name="Pied de page Car" style:family="text" style:parent-style-name="Default_20_Paragraph_20_Font_20__28_WW_29_"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1pt" fo:letter-spacing="0.007cm" style:text-underline-style="none" style:text-blinking="false" style:font-size-asian="11pt" style:text-scale="105%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fo:font-weight="bold" style:font-weight-asian="bold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>
      <style:text-properties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62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►" style:num-suffix="►" text:bullet-char="►">
        <style:list-level-properties text:list-level-position-and-space-mode="label-alignment">
          <style:list-level-label-alignment text:label-followed-by="listtab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1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2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3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3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4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6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)" style:num-suffix=")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8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)" style:num-suffix=")" style:num-format="1" text:start-value="7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9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9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9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9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1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%1%)" style:num-suffix=")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9" loext:num-list-format="%1%)" style:num-suffix=")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1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1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1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1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1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125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1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1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)" style:num-suffix=")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1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1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1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1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1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134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1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1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49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2cm" fo:margin-left="0cm" fo:margin-right="0cm" fo:margin-bottom="0.15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Le cahier des charges</dc:title>
    <meta:initial-creator>F. Ramdani</meta:initial-creator>
    <dc:creator>Mathilde Konury</dc:creator>
    <meta:editing-cycles>8</meta:editing-cycles>
    <meta:print-date>2017-12-06T12:42:00</meta:print-date>
    <meta:creation-date>2024-03-18T13:02:00</meta:creation-date>
    <dc:date>2024-04-05T14:37:50.622000000</dc:date>
    <meta:editing-duration>PT1H1M50S</meta:editing-duration>
    <meta:generator>LibreOffice/7.6.1.2$Windows_X86_64 LibreOffice_project/f5defcebd022c5bc36bbb79be232cb6926d8f674</meta:generator>
    <meta:document-statistic meta:table-count="0" meta:image-count="0" meta:object-count="0" meta:page-count="2" meta:paragraph-count="25" meta:word-count="378" meta:character-count="2343" meta:non-whitespace-character-count="1999"/>
    <meta:user-defined meta:name="AppVersion">16.0000</meta:user-defined>
    <meta:user-defined meta:name="Company">IUT LENS</meta:user-defined>
    <meta:template xlink:type="simple" xlink:actuate="onRequest" xlink:title="Normal" xlink:href=""/>
  </office:meta>
</office:document-meta>
</file>